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08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3.1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ff950e"/>
      <style:text-properties style:font-name="Arial" style:font-name-asian="Droid Sans" style:font-name-complex="Lohit Hindi"/>
    </style:style>
    <style:style style:name="ce4" style:family="table-cell" style:parent-style-name="Default">
      <style:text-properties style:font-name="Arial" style:font-name-asian="Droid Sans" style:font-name-complex="Lohit Hindi"/>
    </style:style>
    <style:style style:name="ce5" style:family="table-cell" style:parent-style-name="Default">
      <style:text-properties fo:color="#dc2300"/>
    </style:style>
    <style:style style:name="gr1" style:family="graphic">
      <style:graphic-properties draw:ole-draw-aspect="1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table:shapes>
          <draw:frame draw:z-index="0" draw:style-name="gr1" svg:width="4.4417in" svg:height="1.6626in" svg:x="3.835in" svg:y="3.7858in">
            <draw:object draw:notify-on-update-of-ranges="Sheet1.A9:Sheet1.A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Elements/sec per N Threads" draw:style-name="gr1" svg:width="6.2988in" svg:height="3.5429in" svg:x="0.0394in" svg:y="2.1945in">
            <draw:object draw:notify-on-update-of-ranges="Sheet1.B9:Sheet1.G9 Sheet1.B10:Sheet1.G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in" svg:height="3.0047in" svg:x="14.0154in" svg:y="7.0177in">
            <draw:object draw:notify-on-update-of-ranges="Sheet1.A46:Sheet1.A49 Sheet1.B46:Sheet1.B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3.9937in" svg:y="10.2661in">
            <draw:object draw:notify-on-update-of-ranges="Sheet1.B56:Sheet1.B56 Sheet1.B49:Sheet1.B49 Sheet1.B57:Sheet1.B57 Sheet1.B51:Sheet1.B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96in" svg:height="3.5421in" svg:x="6.8287in" svg:y="12.9362in">
            <draw:object draw:notify-on-update-of-ranges="Sheet1.B67:Sheet1.B67 Sheet1.B51:Sheet1.B51 Sheet1.B68:Sheet1.B68 Sheet1.B52:Sheet1.B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3079in" svg:height="3.5461in" svg:x="14.0839in" svg:y="14.1626in">
            <draw:object draw:notify-on-update-of-ranges="Sheet1.B71:Sheet1.B71 Sheet1.B52:Sheet1.B52 Sheet1.B72:Sheet1.B72 Sheet1.B53:Sheet1.B53 Sheet1.B73:Sheet1.B73 Sheet1.B54:Sheet1.B5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6.2969in" svg:height="3.5354in" svg:x="12.7232in" svg:y="18.3945in">
            <draw:object draw:notify-on-update-of-ranges="Sheet1.A102:Sheet1.A106 Sheet1.D101:Sheet1.D101 Sheet1.D102:Sheet1.D10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6.2988in" svg:height="3.5429in" svg:x="18.6665in" svg:y="42.0437in">
            <draw:object draw:notify-on-update-of-ranges="Sheet1.A256:Sheet1.A259 Sheet1.B256:Sheet1.B25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9.1177in" svg:height="6.9224in" svg:x="26.5098in" svg:y="38.5417in">
            <draw:object draw:notify-on-update-of-ranges="Sheet1.K241:Sheet1.K241 Sheet1.J231:Sheet1.J231 Sheet1.J241:Sheet1.J241 Sheet1.L241:Sheet1.L241 Sheet1.K241:Sheet1.K241 Sheet1.J242:Sheet1.J242 Sheet1.L242:Sheet1.L242 Sheet1.K242:Sheet1.K242 Sheet1.J243:Sheet1.J243 Sheet1.L243:Sheet1.L243 Sheet1.K243:Sheet1.K243 Sheet1.J244:Sheet1.J245 Sheet1.L244:Sheet1.L244 Sheet1.K244:Sheet1.K24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8" table:default-cell-style-name="Default"/>
        <table:table-row table:style-name="ro1">
          <table:table-cell office:value-type="string">
            <text:p>Total Elements imported</text:p>
          </table:table-cell>
          <table:table-cell/>
          <table:table-cell office:value-type="float" office:value="12186983">
            <text:p>12186983</text:p>
          </table:table-cell>
          <table:table-cell table:number-columns-repeated="25"/>
        </table:table-row>
        <table:table-row table:style-name="ro1">
          <table:table-cell office:value-type="string">
            <text:p>Elements/Sec</text:p>
          </table:table-cell>
          <table:table-cell/>
          <table:table-cell office:value-type="float" office:value="1508">
            <text:p>150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Total time to import XML video metadata to HBase: 8733928555665 nanoseconds ~= 8733.928555665 seconds.</text:p>
            <text:p>Total videos imported: 44920227 (duplicates are possible)</text:p>
            <text:p>Video/sec: 5143.187</text:p>
            <text:p/>
          </table:table-cell>
          <table:table-cell table:number-columns-repeated="27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Thread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1"/>
        </table:table-row>
        <table:table-row table:style-name="ro1">
          <table:table-cell office:value-type="string">
            <text:p>Elements/Sec</text:p>
          </table:table-cell>
          <table:table-cell office:value-type="float" office:value="1508">
            <text:p>1508</text:p>
          </table:table-cell>
          <table:table-cell office:value-type="float" office:value="3000">
            <text:p>3000</text:p>
          </table:table-cell>
          <table:table-cell office:value-type="float" office:value="5181">
            <text:p>5181</text:p>
          </table:table-cell>
          <table:table-cell table:style-name="ce4" office:value-type="float" office:value="5143">
            <text:p>5143</text:p>
          </table:table-cell>
          <table:table-cell office:value-type="float" office:value="5424">
            <text:p>5424</text:p>
          </table:table-cell>
          <table:table-cell office:value-type="float" office:value="5324">
            <text:p>5324</text:p>
          </table:table-cell>
          <table:table-cell table:number-columns-repeated="21"/>
        </table:table-row>
        <table:table-row table:style-name="ro1" table:number-rows-repeated="26">
          <table:table-cell table:number-columns-repeated="28"/>
        </table:table-row>
        <table:table-row table:style-name="ro3">
          <table:table-cell office:value-type="string">
            <text:p>mapreduce normal sin compression 64 bloxksize y 1 reducer</text:p>
          </table:table-cell>
          <table:table-cell office:value-type="string">
            <text:p>2996 sec</text:p>
          </table:table-cell>
          <table:table-cell table:number-columns-repeated="26"/>
        </table:table-row>
        <table:table-row table:style-name="ro3">
          <table:table-cell office:value-type="string">
            <text:p>mapreduce normal con gzip 64 blocksize y 1 reducer</text:p>
          </table:table-cell>
          <table:table-cell office:value-type="string">
            <text:p>2031 sec</text:p>
          </table:table-cell>
          <table:table-cell office:value-type="string">
            <text:p>44920227 videos</text:p>
          </table:table-cell>
          <table:table-cell/>
          <table:table-cell office:value-type="string">
            <text:p>1365 megas</text:p>
          </table:table-cell>
          <table:table-cell table:number-columns-repeated="23"/>
        </table:table-row>
        <table:table-row table:style-name="ro3">
          <table:table-cell office:value-type="string">
            <text:p>mapreduce normal con LZO 64 blocksize y 1 reducer</text:p>
          </table:table-cell>
          <table:table-cell office:value-type="string">
            <text:p>920 sec</text:p>
          </table:table-cell>
          <table:table-cell office:value-type="string">
            <text:p>44920227 videos</text:p>
          </table:table-cell>
          <table:table-cell table:number-columns-repeated="25"/>
        </table:table-row>
        <table:table-row table:style-name="ro3">
          <table:table-cell office:value-type="string">
            <text:p>mapreduce normal con snappy en todo 64 blocksize</text:p>
          </table:table-cell>
          <table:table-cell office:value-type="string">
            <text:p>879 sec</text:p>
          </table:table-cell>
          <table:table-cell office:value-type="string">
            <text:p>44920227 videos</text:p>
          </table:table-cell>
          <table:table-cell table:formula="of:=[.C40]/[.B40]" office:value-type="float" office:value="0">
            <text:p>#VALUE!</text:p>
          </table:table-cell>
          <table:table-cell office:value-type="string">
            <text:p>2212.68 megas</text:p>
          </table:table-cell>
          <table:table-cell table:number-columns-repeated="23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No Compression</text:p>
          </table:table-cell>
          <table:table-cell office:value-type="float" office:value="2996">
            <text:p>2996</text:p>
          </table:table-cell>
          <table:table-cell table:number-columns-repeated="26"/>
        </table:table-row>
        <table:table-row table:style-name="ro1">
          <table:table-cell office:value-type="string">
            <text:p>GZIP</text:p>
          </table:table-cell>
          <table:table-cell office:value-type="float" office:value="2031">
            <text:p>2031</text:p>
          </table:table-cell>
          <table:table-cell table:number-columns-repeated="2"/>
          <table:table-cell office:value-type="float" office:value="1365">
            <text:p>1365</text:p>
          </table:table-cell>
          <table:table-cell table:number-columns-repeated="23"/>
        </table:table-row>
        <table:table-row table:style-name="ro1">
          <table:table-cell office:value-type="string">
            <text:p>LZO</text:p>
          </table:table-cell>
          <table:table-cell office:value-type="float" office:value="920">
            <text:p>920</text:p>
          </table:table-cell>
          <table:table-cell table:number-columns-repeated="26"/>
        </table:table-row>
        <table:table-row table:style-name="ro1">
          <table:table-cell office:value-type="string">
            <text:p>SNAPPY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float" office:value="2212.68">
            <text:p>2212.68</text:p>
          </table:table-cell>
          <table:table-cell table:number-columns-repeated="23"/>
        </table:table-row>
        <table:table-row table:style-name="ro1" table:visibility="collapse">
          <table:table-cell table:number-columns-repeated="28"/>
        </table:table-row>
        <table:table-row table:style-name="ro3">
          <table:table-cell office:value-type="string">
            <text:p>mapreduce snappy 24 reducers 64 blocksize</text:p>
          </table:table-cell>
          <table:table-cell office:value-type="float" office:value="840">
            <text:p>840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64 blocksize <text:s/>snappy</text:p>
          </table:table-cell>
          <table:table-cell office:value-type="float" office:value="552">
            <text:p>552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128 blocksize <text:s/>snappy</text:p>
          </table:table-cell>
          <table:table-cell office:value-type="float" office:value="524">
            <text:p>524</text:p>
          </table:table-cell>
          <table:table-cell table:number-columns-repeated="26"/>
        </table:table-row>
        <table:table-row table:style-name="ro3">
          <table:table-cell office:value-type="string">
            <text:p>Using sampling 24 reducers 256 blocksize <text:s/>snappy</text:p>
          </table:table-cell>
          <table:table-cell office:value-type="float" office:value="820">
            <text:p>82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1 Regi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24 Regions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>
            <text:p>Sampling input dataset</text:p>
          </table:table-cell>
          <table:table-cell office:value-type="string">
            <text:p>91 sec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3">
          <table:table-cell/>
          <table:table-cell office:value-type="string">
            <text:p>24 Regions without PreSampling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24 Regions with PreSampling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64MB block siz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128MB block size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256MB block size</text:p>
          </table:table-cell>
          <table:table-cell table:number-columns-repeated="26"/>
        </table:table-row>
        <table:table-row table:style-name="ro1" table:number-rows-repeated="27">
          <table:table-cell table:number-columns-repeated="28"/>
        </table:table-row>
        <table:table-row table:style-name="ro1">
          <table:table-cell office:value-type="string">
            <text:p>Random Reads</text:p>
          </table:table-cell>
          <table:table-cell table:number-columns-repeated="2"/>
          <table:table-cell office:value-type="string">
            <text:p>Execution Time (sec)</text:p>
          </table:table-cell>
          <table:table-cell table:number-columns-repeated="24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1">
            <text:p>0.061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office:value-type="float" office:value="0.01">
            <text:p>0.01</text:p>
          </table:table-cell>
          <table:table-cell office:value-type="string">
            <text:p>WRONG</text:p>
          </table:table-cell>
          <table:table-cell office:value-type="float" office:value="0.067">
            <text:p>0.06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office:value-type="float" office:value="0.132">
            <text:p>0.132</text:p>
          </table:table-cell>
          <table:table-cell office:value-type="float" office:value="0.0666">
            <text:p>0.0666</text:p>
          </table:table-cell>
          <table:table-cell office:value-type="float" office:value="0.085">
            <text:p>0.085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office:value-type="float" office:value="0.132">
            <text:p>0.132</text:p>
          </table:table-cell>
          <table:table-cell office:value-type="float" office:value="0.101">
            <text:p>0.101</text:p>
          </table:table-cell>
          <table:table-cell office:value-type="float" office:value="0.093">
            <text:p>0.09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0.062">
            <text:p>0.06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78">
            <text:p>0.078</text:p>
          </table:table-cell>
          <table:table-cell office:value-type="float" office:value="0.07">
            <text:p>0.0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 Reads In_memory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5">
            <text:p>0.015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13">
            <text:p>0.013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29">
            <text:p>0.029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39">
            <text:p>0.03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46">
            <text:p>0.04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32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21">
            <text:p>0.021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38">
            <text:p>0.038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16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7"/>
        </table:table-row>
        <table:table-row table:style-name="ro1">
          <table:table-cell office:value-type="string">
            <text:p>20 Row Keys</text:p>
          </table:table-cell>
          <table:table-cell table:number-columns-repeated="27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7"/>
        </table:table-row>
        <table:table-row table:style-name="ro1">
          <table:table-cell office:value-type="string">
            <text:p>200 Row Keys</text:p>
          </table:table-cell>
          <table:table-cell table:number-columns-repeated="27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Random Reads In_memory and 8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7"/>
        </table:table-row>
        <table:table-row table:style-name="ro1">
          <table:table-cell office:value-type="string">
            <text:p>5 Row Keys</text:p>
          </table:table-cell>
          <table:table-cell table:number-columns-repeated="27"/>
        </table:table-row>
        <table:table-row table:style-name="ro1">
          <table:table-cell office:value-type="string">
            <text:p>10 Row Keys</text:p>
          </table:table-cell>
          <table:table-cell table:number-columns-repeated="27"/>
        </table:table-row>
        <table:table-row table:style-name="ro1">
          <table:table-cell office:value-type="string">
            <text:p>20 Row Keys</text:p>
          </table:table-cell>
          <table:table-cell table:number-columns-repeated="27"/>
        </table:table-row>
        <table:table-row table:style-name="ro1">
          <table:table-cell office:value-type="string">
            <text:p>50 Row Keys</text:p>
          </table:table-cell>
          <table:table-cell table:number-columns-repeated="27"/>
        </table:table-row>
        <table:table-row table:style-name="ro1">
          <table:table-cell office:value-type="string">
            <text:p>100 Row Keys</text:p>
          </table:table-cell>
          <table:table-cell table:number-columns-repeated="27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>
            <text:p>Random Reads MEDIAN</text:p>
          </table:table-cell>
          <table:table-cell table:number-columns-repeated="2"/>
          <table:table-cell office:value-type="string">
            <text:p>Execution Time (sec)</text:p>
          </table:table-cell>
          <table:table-cell table:number-columns-repeated="24"/>
        </table:table-row>
        <table:table-row table:style-name="ro1">
          <table:table-cell office:value-type="string">
            <text:p>1 Row Key</text:p>
          </table:table-cell>
          <table:table-cell table:number-columns-repeated="27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1">
            <text:p>0.061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67">
            <text:p>0.06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85">
            <text:p>0.085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"/>
          <table:table-cell office:value-type="float" office:value="0.093">
            <text:p>0.093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Random Reads In_memory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15">
            <text:p>0.015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13">
            <text:p>0.013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29">
            <text:p>0.029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39">
            <text:p>0.03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46">
            <text:p>0.046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64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2">
            <text:p>0.062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17">
            <text:p>0.0617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66">
            <text:p>0.066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71">
            <text:p>0.071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082">
            <text:p>0.082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Random Reads In_memory and 16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5">
            <text:p>0.05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48">
            <text:p>0.048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575">
            <text:p>0.0575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11">
            <text:p>0.0611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68">
            <text:p>0.068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77">
            <text:p>0.077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Random Reads In_memory and 128KB blocksize main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5">
            <text:p>0.05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66">
            <text:p>0.066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9">
            <text:p>0.069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1">
            <text:p>0.071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8">
            <text:p>0.08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"/>
          <table:table-cell office:value-type="float" office:value="0.122">
            <text:p>0.122</text:p>
          </table:table-cell>
          <table:table-cell table:number-columns-repeated="24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Random Reads 64KB in_memory and bloom filter</text:p>
          </table:table-cell>
          <table:table-cell table:number-columns-repeated="27"/>
        </table:table-row>
        <table:table-row table:style-name="ro1">
          <table:table-cell office:value-type="string">
            <text:p>1 Row Key</text:p>
          </table:table-cell>
          <table:table-cell table:number-columns-repeated="2"/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string">
            <text:p>5 Row Keys</text:p>
          </table:table-cell>
          <table:table-cell table:number-columns-repeated="27"/>
        </table:table-row>
        <table:table-row table:style-name="ro1">
          <table:table-cell office:value-type="string">
            <text:p>1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20 Row Keys</text:p>
          </table:table-cell>
          <table:table-cell table:number-columns-repeated="2"/>
          <table:table-cell office:value-type="float" office:value="0.068">
            <text:p>0.068</text:p>
          </table:table-cell>
          <table:table-cell table:number-columns-repeated="24"/>
        </table:table-row>
        <table:table-row table:style-name="ro1">
          <table:table-cell office:value-type="string">
            <text:p>50 Row Keys</text:p>
          </table:table-cell>
          <table:table-cell table:number-columns-repeated="2"/>
          <table:table-cell office:value-type="float" office:value="0.07">
            <text:p>0.07</text:p>
          </table:table-cell>
          <table:table-cell table:number-columns-repeated="24"/>
        </table:table-row>
        <table:table-row table:style-name="ro1">
          <table:table-cell office:value-type="string">
            <text:p>100 Row Keys</text:p>
          </table:table-cell>
          <table:table-cell table:number-columns-repeated="2"/>
          <table:table-cell office:value-type="float" office:value="0.09">
            <text:p>0.09</text:p>
          </table:table-cell>
          <table:table-cell table:number-columns-repeated="24"/>
        </table:table-row>
        <table:table-row table:style-name="ro1">
          <table:table-cell office:value-type="string">
            <text:p>200 Row Keys</text:p>
          </table:table-cell>
          <table:table-cell table:number-columns-repeated="27"/>
        </table:table-row>
        <table:table-row table:style-name="ro1">
          <table:table-cell office:value-type="string">
            <text:p>400 Row Keys</text:p>
          </table:table-cell>
          <table:table-cell table:number-columns-repeated="27"/>
        </table:table-row>
        <table:table-row table:style-name="ro1">
          <table:table-cell table:number-columns-repeated="9"/>
          <table:table-cell/>
          <table:table-cell office:value-type="float" office:value="0">
            <text:p>0</text:p>
          </table:table-cell>
          <table:table-cell table:number-columns-repeated="17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office:value-type="string">
            <text:p>YCSB</text:p>
          </table:table-cell>
          <table:table-cell table:number-columns-repeated="9"/>
          <table:table-cell office:value-type="string">
            <text:p>OPS/SEC</text:p>
          </table:table-cell>
          <table:table-cell office:value-type="string">
            <text:p>Latency</text:p>
          </table:table-cell>
          <table:table-cell table:number-columns-repeated="16"/>
        </table:table-row>
        <table:table-row table:style-name="ro3">
          <table:table-cell office:value-type="string">
            <text:p>HBASE primer. 24 region presplit</text:p>
          </table:table-cell>
          <table:table-cell office:value-type="string">
            <text:p>[OVERALL], Throughput(ops/sec), 13486.776889598594</text:p>
          </table:table-cell>
          <table:table-cell table:number-columns-repeated="7"/>
          <table:table-cell office:value-type="string">
            <text:p>Hbase</text:p>
          </table:table-cell>
          <table:table-cell office:value-type="float" office:value="13486.7768895986">
            <text:p>13486.7768895986</text:p>
          </table:table-cell>
          <table:table-cell office:value-type="float" office:value="0.73494141">
            <text:p>0.73494141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Operations, 10000000</text:p>
          </table:table-cell>
          <table:table-cell table:number-columns-repeated="7"/>
          <table:table-cell office:value-type="string">
            <text:p>Hbase built-in PreSplit</text:p>
          </table:table-cell>
          <table:table-cell office:value-type="float" office:value="19610.6116942">
            <text:p>19610.6116942</text:p>
          </table:table-cell>
          <table:table-cell office:value-type="float" office:value="0.5027690542">
            <text:p>0.5027690542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AverageLatency(us), 734.94141</text:p>
          </table:table-cell>
          <table:table-cell table:number-columns-repeated="7"/>
          <table:table-cell office:value-type="string">
            <text:p>Hbase own Presplit Tool</text:p>
          </table:table-cell>
          <table:table-cell office:value-type="float" office:value="20356.7728000945">
            <text:p>20356.7728000945</text:p>
          </table:table-cell>
          <table:table-cell office:value-type="float" office:value="0.4839862283">
            <text:p>0.4839862283</text:p>
          </table:table-cell>
          <table:table-cell table:number-columns-repeated="16"/>
        </table:table-row>
        <table:table-row table:style-name="ro3">
          <table:table-cell office:value-type="string">
            <text:p>HBASE SEGUNDO presplit con mi algoritmo de 34 regions y maxfilesize normal = compactions</text:p>
          </table:table-cell>
          <table:table-cell office:value-type="string">
            <text:p>[OVERALL], Throughput(ops/sec), 19610.611694199964</text:p>
          </table:table-cell>
          <table:table-cell table:number-columns-repeated="7"/>
          <table:table-cell office:value-type="string">
            <text:p>MySQL</text:p>
          </table:table-cell>
          <table:table-cell office:value-type="float" office:value="1394.78767844565">
            <text:p>1394.7876784457</text:p>
          </table:table-cell>
          <table:table-cell office:value-type="float" office:value="67.79848477">
            <text:p>67.79848477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[INSERT], AverageLatency(us), 502.7690542</text:p>
          </table:table-cell>
          <table:table-cell table:number-columns-repeated="26"/>
        </table:table-row>
        <table:table-row table:style-name="ro3">
          <table:table-cell office:value-type="string">
            <text:p>HBASE tercero presplit con mi algoritmo de 33 regions y maxfile aumentado a 10GB</text:p>
          </table:table-cell>
          <table:table-cell office:value-type="string">
            <text:p>[OVERALL], Throughput(ops/sec), 20356.772800094455</text:p>
          </table:table-cell>
          <table:table-cell table:number-columns-repeated="26"/>
        </table:table-row>
        <table:table-row table:style-name="ro3">
          <table:table-cell/>
          <table:table-cell office:value-type="string">
            <text:p>[INSERT], AverageLatency(us), 483.9862283</text:p>
          </table:table-cell>
          <table:table-cell table:number-columns-repeated="4"/>
          <table:table-cell office:value-type="string">
            <text:p>64% de mejora!</text:p>
          </table:table-cell>
          <table:table-cell table:number-columns-repeated="21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>
            <text:p>WORKLOADA 50% 50%</text:p>
          </table:table-cell>
          <table:table-cell office:value-type="string">
            <text:p>UPDATE</text:p>
          </table:table-cell>
          <table:table-cell/>
          <table:table-cell office:value-type="string">
            <text:p>READ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698.6426072783189</text:p>
          </table:table-cell>
          <table:table-cell office:value-type="string">
            <text:p>[UPDATE], AverageLatency(us), 450.5576867004046</text:p>
          </table:table-cell>
          <table:table-cell/>
          <table:table-cell office:value-type="string">
            <text:p>[READ], AverageLatency(us), 1612.4512633716342</text:p>
          </table:table-cell>
          <table:table-cell table:number-columns-repeated="24"/>
        </table:table-row>
        <table:table-row table:style-name="ro1">
          <table:table-cell office:value-type="string">
            <text:p>2000 ops / sec</text:p>
          </table:table-cell>
          <table:table-cell office:value-type="float" office:value="36.6852291247244">
            <text:p>36.6852291247</text:p>
          </table:table-cell>
          <table:table-cell/>
          <table:table-cell office:value-type="float" office:value="1471.81143115663">
            <text:p>1471.8114311566</text:p>
          </table:table-cell>
          <table:table-cell table:number-columns-repeated="24"/>
        </table:table-row>
        <table:table-row table:style-name="ro1">
          <table:table-cell office:value-type="string">
            <text:p>4000 ops/ sec</text:p>
          </table:table-cell>
          <table:table-cell office:value-type="float" office:value="38.775237242471">
            <text:p>38.7752372425</text:p>
          </table:table-cell>
          <table:table-cell/>
          <table:table-cell office:value-type="float" office:value="1566.538673895">
            <text:p>1566.538673895</text:p>
          </table:table-cell>
          <table:table-cell table:number-columns-repeated="24"/>
        </table:table-row>
        <table:table-row table:style-name="ro1">
          <table:table-cell office:value-type="string">
            <text:p>6000 ops /sec </text:p>
          </table:table-cell>
          <table:table-cell office:value-type="float" office:value="40.2844813971481">
            <text:p>40.2844813971</text:p>
          </table:table-cell>
          <table:table-cell/>
          <table:table-cell office:value-type="float" office:value="1682.00783727598">
            <text:p>1682.007837276</text:p>
          </table:table-cell>
          <table:table-cell table:number-columns-repeated="3"/>
          <table:table-cell office:value-type="string">
            <text:p>[OVERALL], Throughput(ops/sec), 5965.305781574363</text:p>
          </table:table-cell>
          <table:table-cell table:number-columns-repeated="20"/>
        </table:table-row>
        <table:table-row table:style-name="ro1">
          <table:table-cell office:value-type="string">
            <text:p>7400 ops/sec</text:p>
          </table:table-cell>
          <table:table-cell office:value-type="float" office:value="24.5967234228072">
            <text:p>24.5967234228</text:p>
          </table:table-cell>
          <table:table-cell/>
          <table:table-cell office:value-type="float" office:value="2532.3042626046">
            <text:p>2532.304262604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>
            <text:p>WORKLOADB 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1998.2375544769513</text:p>
          </table:table-cell>
          <table:table-cell office:value-type="string">
            <text:p>[READ], AverageLatency(us), 1662.2563990323454</text:p>
          </table:table-cell>
          <table:table-cell/>
          <table:table-cell office:value-type="string">
            <text:p>[UPDATE], AverageLatency(us), 99.8296591572547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3993.0680338931616</text:p>
          </table:table-cell>
          <table:table-cell office:value-type="string">
            <text:p>[READ], AverageLatency(us), 2168.8826316188424</text:p>
          </table:table-cell>
          <table:table-cell/>
          <table:table-cell office:value-type="string">
            <text:p>[UPDATE], AverageLatency(us), 87.92783073425598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5985.479227394341</text:p>
          </table:table-cell>
          <table:table-cell office:value-type="string">
            <text:p>[READ], AverageLatency(us), 1723.4597473929305</text:p>
          </table:table-cell>
          <table:table-cell/>
          <table:table-cell office:value-type="string">
            <text:p>[UPDATE], AverageLatency(us), 38.7379642778566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6095.4795923343245 <text:s text:c="31"/>8000</text:p>
          </table:table-cell>
          <table:table-cell office:value-type="string">
            <text:p>[READ], AverageLatency(us), 1714.4580031145072</text:p>
          </table:table-cell>
          <table:table-cell/>
          <table:table-cell office:value-type="string">
            <text:p>[UPDATE], AverageLatency(us), 43.89011360697161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>
            <text:p>MySQL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>
            <text:p>[OVERALL], Throughput(ops/sec), 226.23333932851682</text:p>
          </table:table-cell>
          <table:table-cell table:style-name="ce2" table:number-columns-repeated="2"/>
          <table:table-cell table:style-name="ce2" office:value-type="string">
            <text:p>[OVERALL], Throughput(ops/sec), 1394.7876784456487</text:p>
          </table:table-cell>
          <table:table-cell table:number-columns-repeated="3"/>
          <table:table-cell office:value-type="string">
            <text:p>[OVERALL], Throughput(ops/sec), 1413.7138300489476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>
            <text:p>[INSERT], Operations, 200000</text:p>
          </table:table-cell>
          <table:table-cell table:style-name="ce2" table:number-columns-repeated="2"/>
          <table:table-cell table:style-name="ce2" office:value-type="string">
            <text:p>[INSERT], Operations, 200000</text:p>
          </table:table-cell>
          <table:table-cell table:number-columns-repeated="3"/>
          <table:table-cell office:value-type="string">
            <text:p>[INSERT], Operations, 499950</text:p>
          </table:table-cell>
          <table:table-cell table:number-columns-repeated="19"/>
        </table:table-row>
        <table:table-row table:style-name="ro4">
          <table:table-cell/>
          <table:table-cell table:style-name="ce3" office:value-type="string">
            <text:p><text:span text:style-name="T1">[INSERT], AverageLatency(us), 44024.68984</text:span></text:p>
          </table:table-cell>
          <table:table-cell table:style-name="ce2"/>
          <table:table-cell table:style-name="ce2" office:value-type="string">
            <text:p/>
            <text:p/>
          </table:table-cell>
          <table:table-cell table:style-name="ce2" office:value-type="string">
            <text:p>[INSERT], AverageLatency(us), 68798.48477</text:p>
          </table:table-cell>
          <table:table-cell table:number-columns-repeated="3"/>
          <table:table-cell office:value-type="string">
            <text:p>[INSERT], AverageLatency(us), 103606.040750075</text:p>
          </table:table-cell>
          <table:table-cell table:number-columns-repeated="19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>
            <text:p>WORKLOADA 50% 50%</text:p>
          </table:table-cell>
          <table:table-cell table:number-columns-repeated="11"/>
          <table:table-cell office:value-type="string">
            <text:p>update</text:p>
          </table:table-cell>
          <table:table-cell/>
          <table:table-cell table:style-name="ce4" office:value-type="string">
            <text:p>read</text:p>
          </table:table-cell>
          <table:table-cell table:number-columns-repeated="13"/>
        </table:table-row>
        <table:table-row table:style-name="ro3">
          <table:table-cell office:value-type="string">
            <text:p>[OVERALL], Throughput(ops/sec), 681.7437353278375</text:p>
          </table:table-cell>
          <table:table-cell office:value-type="string">
            <text:p>[UPDATE], AverageLatency(us), 56232.01085432771</text:p>
          </table:table-cell>
          <table:table-cell/>
          <table:table-cell office:value-type="string">
            <text:p>[READ], AverageLatency(us), 8847.233598847217</text:p>
          </table:table-cell>
          <table:table-cell table:number-columns-repeated="10"/>
          <table:table-cell table:style-name="ce4"/>
          <table:table-cell table:number-columns-repeated="13"/>
        </table:table-row>
        <table:table-row table:style-name="ro3">
          <table:table-cell office:value-type="string">
            <text:p>[OVERALL], Throughput(ops/sec), 948.4477356878382</text:p>
          </table:table-cell>
          <table:table-cell office:value-type="string">
            <text:p>[UPDATE], AverageLatency(us), 65911.80078453348</text:p>
          </table:table-cell>
          <table:table-cell/>
          <table:table-cell office:value-type="string">
            <text:p>[READ], AverageLatency(us), 12974.800176232628</text:p>
          </table:table-cell>
          <table:table-cell table:number-columns-repeated="10"/>
          <table:table-cell table:style-name="ce4"/>
          <table:table-cell table:number-columns-repeated="13"/>
        </table:table-row>
        <table:table-row table:style-name="ro3">
          <table:table-cell office:value-type="string">
            <text:p>[OVERALL], Throughput(ops/sec), 1429.6345058530583</text:p>
          </table:table-cell>
          <table:table-cell office:value-type="string">
            <text:p>[UPDATE], AverageLatency(us), 73269.35973715651[READ], AverageLatency(us), 17447.589291465378</text:p>
          </table:table-cell>
          <table:table-cell table:number-columns-repeated="12"/>
          <table:table-cell table:style-name="ce4"/>
          <table:table-cell table:number-columns-repeated="13"/>
        </table:table-row>
        <table:table-row table:style-name="ro3">
          <table:table-cell office:value-type="string">
            <text:p>[OVERALL], Throughput(ops/sec), 1839.4402504142884</text:p>
          </table:table-cell>
          <table:table-cell office:value-type="string">
            <text:p>[UPDATE], AverageLatency(us), 83484.06469197162</text:p>
          </table:table-cell>
          <table:table-cell/>
          <table:table-cell office:value-type="string">
            <text:p>[READ], AverageLatency(us), 23683.14451421943</text:p>
          </table:table-cell>
          <table:table-cell table:number-columns-repeated="5"/>
          <table:table-cell office:value-type="string">
            <text:p>[OVERALL], Throughput(ops/sec), 393.26726443290863</text:p>
          </table:table-cell>
          <table:table-cell table:number-columns-repeated="2"/>
          <table:table-cell table:style-name="ce5" office:value-type="string">
            <text:p>[UPDATE], AverageLatency(us), 45876.301886792455</text:p>
          </table:table-cell>
          <table:table-cell table:style-name="ce5"/>
          <table:table-cell table:style-name="ce5" office:value-type="string">
            <text:p>[READ], AverageLatency(us), 2428.648166600239</text:p>
          </table:table-cell>
          <table:table-cell table:number-columns-repeated="4"/>
          <table:table-cell office:value-type="string">
            <text:p>[OVERALL], Throughput(ops/sec), 438.76968978982933</text:p>
          </table:table-cell>
          <table:table-cell table:number-columns-repeated="3"/>
          <table:table-cell office:value-type="string">
            <text:p>[UPDATE], AverageLatency(us), 41695.556140699526</text:p>
          </table:table-cell>
          <table:table-cell table:number-columns-repeated="3"/>
          <table:table-cell office:value-type="string">
            <text:p>[READ], AverageLatency(us), 1837.6049718196457</text:p>
          </table:table-cell>
        </table:table-row>
        <table:table-row table:style-name="ro3">
          <table:table-cell office:value-type="string">
            <text:p>[OVERALL], Throughput(ops/sec), 1900.3956779789987</text:p>
          </table:table-cell>
          <table:table-cell office:value-type="string">
            <text:p>[UPDATE], AverageLatency(us), 99863.71056969404</text:p>
          </table:table-cell>
          <table:table-cell/>
          <table:table-cell office:value-type="string">
            <text:p>[READ], AverageLatency(us), 28768.541412449656</text:p>
          </table:table-cell>
          <table:table-cell table:number-columns-repeated="5"/>
          <table:table-cell office:value-type="string">
            <text:p>[OVERALL], Throughput(ops/sec), 411.51416637517747</text:p>
          </table:table-cell>
          <table:table-cell table:number-columns-repeated="2"/>
          <table:table-cell table:style-name="ce5" office:value-type="string">
            <text:p>[UPDATE], AverageLatency(us), 45158.0480112495</text:p>
          </table:table-cell>
          <table:table-cell table:style-name="ce5"/>
          <table:table-cell table:style-name="ce5" office:value-type="string">
            <text:p>[READ], AverageLatency(us), 1943.626244524094</text:p>
          </table:table-cell>
          <table:table-cell table:number-columns-repeated="4"/>
          <table:table-cell office:value-type="string">
            <text:p>[OVERALL], Throughput(ops/sec), 442.59537930424005</text:p>
          </table:table-cell>
          <table:table-cell table:number-columns-repeated="3"/>
          <table:table-cell office:value-type="string">
            <text:p>[UPDATE], AverageLatency(us), 41661.506609680946</text:p>
          </table:table-cell>
          <table:table-cell table:number-columns-repeated="3"/>
          <table:table-cell office:value-type="string">
            <text:p>[READ], AverageLatency(us), 1589.1180199215212</text:p>
          </table:table-cell>
        </table:table-row>
        <table:table-row table:style-name="ro3">
          <table:table-cell office:value-type="string">
            <text:p>[OVERALL], Throughput(ops/sec), 2088.6472924942505</text:p>
          </table:table-cell>
          <table:table-cell office:value-type="string">
            <text:p>[UPDATE], AverageLatency(us), 97061.75675784392</text:p>
          </table:table-cell>
          <table:table-cell/>
          <table:table-cell office:value-type="string">
            <text:p>[READ], AverageLatency(us), 26851.414029493822</text:p>
          </table:table-cell>
          <table:table-cell table:number-columns-repeated="5"/>
          <table:table-cell office:value-type="string">
            <text:p>[OVERALL], Throughput(ops/sec), 396.38496908197243</text:p>
          </table:table-cell>
          <table:table-cell table:number-columns-repeated="2"/>
          <table:table-cell table:style-name="ce5" office:value-type="string">
            <text:p>[UPDATE], AverageLatency(us), 47025.175235264986</text:p>
          </table:table-cell>
          <table:table-cell table:style-name="ce5"/>
          <table:table-cell table:style-name="ce5" office:value-type="string">
            <text:p>[READ], AverageLatency(us), 1874.9021706208985</text:p>
          </table:table-cell>
          <table:table-cell table:number-columns-repeated="4"/>
          <table:table-cell office:value-type="string">
            <text:p>[OVERALL], Throughput(ops/sec), 442.73254526940275</text:p>
          </table:table-cell>
          <table:table-cell table:number-columns-repeated="3"/>
          <table:table-cell office:value-type="string">
            <text:p>[UPDATE], AverageLatency(us), 42306.42874469375</text:p>
          </table:table-cell>
          <table:table-cell table:number-columns-repeated="3"/>
          <table:table-cell office:value-type="string">
            <text:p>[READ], AverageLatency(us), 1566.196319018405</text:p>
          </table:table-cell>
        </table:table-row>
        <table:table-row table:style-name="ro3">
          <table:table-cell office:value-type="string">
            <text:p>[OVERALL], Throughput(ops/sec), 2002.4855676715842</text:p>
          </table:table-cell>
          <table:table-cell office:value-type="string">
            <text:p>[UPDATE], AverageLatency(us), 94736.35408203903</text:p>
          </table:table-cell>
          <table:table-cell/>
          <table:table-cell office:value-type="string">
            <text:p>[READ], AverageLatency(us), 25198.46610305958</text:p>
          </table:table-cell>
          <table:table-cell table:number-columns-repeated="5"/>
          <table:table-cell office:value-type="string">
            <text:p>[OVERALL], Throughput(ops/sec), 391.78812098417177</text:p>
          </table:table-cell>
          <table:table-cell table:number-columns-repeated="2"/>
          <table:table-cell table:style-name="ce5" office:value-type="string">
            <text:p>[UPDATE], AverageLatency(us), 46860.31836327345</text:p>
          </table:table-cell>
          <table:table-cell table:style-name="ce5"/>
          <table:table-cell table:style-name="ce5" office:value-type="string">
            <text:p>[READ], AverageLatency(us), 1897.2748496993988</text:p>
          </table:table-cell>
          <table:table-cell table:number-columns-repeated="4"/>
          <table:table-cell office:value-type="string">
            <text:p>[OVERALL], Throughput(ops/sec), 424.36716246896816</text:p>
          </table:table-cell>
          <table:table-cell table:number-columns-repeated="3"/>
          <table:table-cell office:value-type="string">
            <text:p>[UPDATE], AverageLatency(us), 43561.45067466267</text:p>
          </table:table-cell>
          <table:table-cell table:number-columns-repeated="3"/>
          <table:table-cell office:value-type="string">
            <text:p>[READ], AverageLatency(us), 1615.3560780390196</text:p>
          </table:table-cell>
        </table:table-row>
        <table:table-row table:style-name="ro3">
          <table:table-cell office:value-type="string">
            <text:p>[OVERALL], Throughput(ops/sec), 2073.216286888308</text:p>
          </table:table-cell>
          <table:table-cell office:value-type="string">
            <text:p>[UPDATE], AverageLatency(us), 96528.94937115764</text:p>
          </table:table-cell>
          <table:table-cell/>
          <table:table-cell office:value-type="string">
            <text:p>[READ], AverageLatency(us), 25777.528109164905</text:p>
          </table:table-cell>
          <table:table-cell table:number-columns-repeated="5"/>
          <table:table-cell office:value-type="string">
            <text:p>[OVERALL], Throughput(ops/sec), 392.43387489208067</text:p>
          </table:table-cell>
          <table:table-cell table:number-columns-repeated="2"/>
          <table:table-cell table:style-name="ce5" office:value-type="string">
            <text:p>[UPDATE], AverageLatency(us), 46634.943586233865</text:p>
          </table:table-cell>
          <table:table-cell table:style-name="ce5"/>
          <table:table-cell table:style-name="ce5" office:value-type="string">
            <text:p>[READ], AverageLatency(us), 1647.4227384363487</text:p>
          </table:table-cell>
          <table:table-cell table:number-columns-repeated="4"/>
          <table:table-cell office:value-type="string">
            <text:p>[OVERALL], Throughput(ops/sec), 430.3111149360988</text:p>
          </table:table-cell>
          <table:table-cell table:number-columns-repeated="3"/>
          <table:table-cell office:value-type="string">
            <text:p>[UPDATE], AverageLatency(us), 43150.58499402152</text:p>
          </table:table-cell>
          <table:table-cell table:number-columns-repeated="3"/>
          <table:table-cell office:value-type="string">
            <text:p>[READ], AverageLatency(us), 1724.5276997189883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>
            <text:p>WORKLOADB 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1906.7594622938316</text:p>
          </table:table-cell>
          <table:table-cell office:value-type="string">
            <text:p>[READ], AverageLatency(us), 1493.4546270390117</text:p>
          </table:table-cell>
          <table:table-cell/>
          <table:table-cell office:value-type="string">
            <text:p>[UPDATE], AverageLatency(us), 36252.9602649006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854.2885685742826</text:p>
          </table:table-cell>
          <table:table-cell office:value-type="string">
            <text:p>[READ], AverageLatency(us), 1320.1501972127269</text:p>
          </table:table-cell>
          <table:table-cell/>
          <table:table-cell office:value-type="string">
            <text:p>[UPDATE], AverageLatency(us), 36758.3411167512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[READ], AverageLatency(us), 1250.9478091426163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style-name="ce1" office:value-type="string">
            <text:p>MYSQL CON 100 THREADS</text:p>
          </table:table-cell>
          <table:table-cell table:style-name="ce1" table:number-columns-repeated="3"/>
          <table:table-cell table:number-columns-repeated="24"/>
        </table:table-row>
        <table:table-row table:style-name="ro3">
          <table:table-cell table:style-name="ce1" office:value-type="string">
            <text:p>workloadb</text:p>
          </table:table-cell>
          <table:table-cell table:style-name="ce1" table:number-columns-repeated="3"/>
          <table:table-cell table:number-columns-repeated="24"/>
        </table:table-row>
        <table:table-row table:style-name="ro3">
          <table:table-cell table:style-name="ce1" office:value-type="string">
            <text:p>[OVERALL], Throughput(ops/sec), 9170.105456212747</text:p>
          </table:table-cell>
          <table:table-cell table:style-name="ce1" office:value-type="string">
            <text:p>[READ], AverageLatency(us), 1430.8416315789473</text:p>
          </table:table-cell>
          <table:table-cell table:style-name="ce1"/>
          <table:table-cell table:style-name="ce1" office:value-type="string">
            <text:p>[UPDATE], AverageLatency(us), 47668.413</text:p>
          </table:table-cell>
          <table:table-cell table:number-columns-repeated="24"/>
        </table:table-row>
        <table:table-row table:style-name="ro1">
          <table:table-cell table:style-name="ce1" table:number-columns-repeated="4"/>
          <table:table-cell table:number-columns-repeated="24"/>
        </table:table-row>
        <table:table-row table:style-name="ro3">
          <table:table-cell table:style-name="ce1" office:value-type="string">
            <text:p>workloadB </text:p>
          </table:table-cell>
          <table:table-cell table:style-name="ce1" table:number-columns-repeated="3"/>
          <table:table-cell table:number-columns-repeated="24"/>
        </table:table-row>
        <table:table-row table:style-name="ro3">
          <table:table-cell table:style-name="ce1" office:value-type="string">
            <text:p>[OVERALL], Throughput(ops/sec), 1853.052904660428</text:p>
          </table:table-cell>
          <table:table-cell table:style-name="ce1" office:value-type="string">
            <text:p>[READ], AverageLatency(us), 825.7362121691448</text:p>
          </table:table-cell>
          <table:table-cell table:style-name="ce1"/>
          <table:table-cell table:style-name="ce1" office:value-type="string">
            <text:p>[UPDATE], AverageLatency(us), 33486.93423597679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[OVERALL], Throughput(ops/sec), 3367.5702980299716</text:p>
          </table:table-cell>
          <table:table-cell table:style-name="ce1" office:value-type="string">
            <text:p>[READ], AverageLatency(us), 1572.4602890932983</text:p>
          </table:table-cell>
          <table:table-cell table:style-name="ce1"/>
          <table:table-cell table:style-name="ce1" office:value-type="string">
            <text:p>[UPDATE], AverageLatency(us), 40853.63282051282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[OVERALL], Throughput(ops/sec), 4515.6920298035675</text:p>
          </table:table-cell>
          <table:table-cell table:style-name="ce1" office:value-type="string">
            <text:p>[READ], AverageLatency(us), 1831.0009495173288</text:p>
          </table:table-cell>
          <table:table-cell table:style-name="ce1"/>
          <table:table-cell table:style-name="ce1" office:value-type="string">
            <text:p>[UPDATE], AverageLatency(us), 46163.7104506232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[OVERALL], Throughput(ops/sec), 5712.653527563553</text:p>
          </table:table-cell>
          <table:table-cell table:style-name="ce1" office:value-type="string">
            <text:p>[READ], AverageLatency(us), 2208.1293833131804</text:p>
          </table:table-cell>
          <table:table-cell table:style-name="ce1"/>
          <table:table-cell table:style-name="ce1" office:value-type="string">
            <text:p>[UPDATE], AverageLatency(us), 52468.68130745659</text:p>
          </table:table-cell>
          <table:table-cell table:number-columns-repeated="24"/>
        </table:table-row>
        <table:table-row table:style-name="ro3">
          <table:table-cell table:style-name="ce1" office:value-type="string">
            <text:p>[OVERALL], Throughput(ops/sec), 6637.902422834384</text:p>
          </table:table-cell>
          <table:table-cell table:style-name="ce1" office:value-type="string">
            <text:p>[READ], AverageLatency(us), 3006.844330928432</text:p>
          </table:table-cell>
          <table:table-cell table:style-name="ce1"/>
          <table:table-cell table:style-name="ce1" office:value-type="string">
            <text:p>[UPDATE], AverageLatency(us), 52878.59742828882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3">
          <table:table-cell office:value-type="string">
            <text:p>wORKLOADB </text:p>
          </table:table-cell>
          <table:table-cell table:number-columns-repeated="27"/>
        </table:table-row>
        <table:table-row table:style-name="ro1">
          <table:table-cell office:value-type="string">
            <text:p>MYSQL CON 150 THREADS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9.5733449429947</text:p>
          </table:table-cell>
          <table:table-cell office:value-type="string">
            <text:p>[READ], AverageLatency(us), 3071.858304199486</text:p>
          </table:table-cell>
          <table:table-cell/>
          <table:table-cell office:value-type="string">
            <text:p>[UPDATE], AverageLatency(us), 31769.75931928687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60.0784208199589</text:p>
          </table:table-cell>
          <table:table-cell office:value-type="string">
            <text:p>[READ], AverageLatency(us), 3310.2166726327096</text:p>
          </table:table-cell>
          <table:table-cell/>
          <table:table-cell office:value-type="string">
            <text:p>[UPDATE], AverageLatency(us), 33503.21878812525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412.3734660408302</text:p>
          </table:table-cell>
          <table:table-cell office:value-type="string">
            <text:p>[READ], AverageLatency(us), 3123.556072307919</text:p>
          </table:table-cell>
          <table:table-cell/>
          <table:table-cell office:value-type="string">
            <text:p>[UPDATE], AverageLatency(us), 35484.30316742082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821.5301582670847</text:p>
          </table:table-cell>
          <table:table-cell office:value-type="string">
            <text:p>[READ], AverageLatency(us), 4038.0598016459167</text:p>
          </table:table-cell>
          <table:table-cell/>
          <table:table-cell office:value-type="string">
            <text:p>[UPDATE], AverageLatency(us), 39889.258203125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3455.312672938572</text:p>
          </table:table-cell>
          <table:table-cell office:value-type="string">
            <text:p>[READ], AverageLatency(us), 6656.947010239771</text:p>
          </table:table-cell>
          <table:table-cell/>
          <table:table-cell office:value-type="string">
            <text:p>[UPDATE], AverageLatency(us), 51878.55948553054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4638.313678150246</text:p>
          </table:table-cell>
          <table:table-cell office:value-type="string">
            <text:p>[READ], AverageLatency(us), 10944.487251885877</text:p>
          </table:table-cell>
          <table:table-cell/>
          <table:table-cell office:value-type="string">
            <text:p>[UPDATE], AverageLatency(us), 66891.73715890851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5833.236015415158</text:p>
          </table:table-cell>
          <table:table-cell office:value-type="string">
            <text:p>[READ], AverageLatency(us), 13229.337976524139</text:p>
          </table:table-cell>
          <table:table-cell/>
          <table:table-cell office:value-type="string">
            <text:p>[UPDATE], AverageLatency(us), 75560.00881057269</text:p>
          </table:table-cell>
          <table:table-cell table:number-columns-repeated="24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>
            <text:p>-----------------------------------------NUEVO DIA----------------------------------------------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MYSQL CON 100 THREADS</text:p>
          </table:table-cell>
          <table:table-cell table:number-columns-repeated="27"/>
        </table:table-row>
        <table:table-row table:style-name="ro3">
          <table:table-cell office:value-type="string">
            <text:p>WoRKLOADA 50% 50%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5.7213325224677</text:p>
          </table:table-cell>
          <table:table-cell office:value-type="string">
            <text:p>[UPDATE], AverageLatency(us), 62587.888120300755</text:p>
          </table:table-cell>
          <table:table-cell/>
          <table:table-cell office:value-type="string">
            <text:p>[READ], AverageLatency(us), 12510.374862842893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52.4263060145721</text:p>
          </table:table-cell>
          <table:table-cell office:value-type="string">
            <text:p>[UPDATE], AverageLatency(us), 63682.806323718905</text:p>
          </table:table-cell>
          <table:table-cell/>
          <table:table-cell office:value-type="string">
            <text:p>[READ], AverageLatency(us), 10591.625971143174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377.505337833184</text:p>
          </table:table-cell>
          <table:table-cell office:value-type="string">
            <text:p>[UPDATE], AverageLatency(us), 65148.218873909595</text:p>
          </table:table-cell>
          <table:table-cell/>
          <table:table-cell office:value-type="string">
            <text:p>[READ], AverageLatency(us), 8919.319007263923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795.8157493041215</text:p>
          </table:table-cell>
          <table:table-cell office:value-type="string">
            <text:p>[UPDATE], AverageLatency(us), 63479.49284418464</text:p>
          </table:table-cell>
          <table:table-cell/>
          <table:table-cell office:value-type="string">
            <text:p>[READ], AverageLatency(us), 6524.32139313355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90.3010033444816</text:p>
          </table:table-cell>
          <table:table-cell office:value-type="string">
            <text:p>[UPDATE], AverageLatency(us), 66220.14160263447</text:p>
          </table:table-cell>
          <table:table-cell/>
          <table:table-cell office:value-type="string">
            <text:p>[READ], AverageLatency(us), 6283.66670007014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191.5406530791147</text:p>
          </table:table-cell>
          <table:table-cell office:value-type="string">
            <text:p>[UPDATE], AverageLatency(us), 66471.44058408862</text:p>
          </table:table-cell>
          <table:table-cell/>
          <table:table-cell office:value-type="string">
            <text:p>[READ], AverageLatency(us), 5893.57040714995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70.8221163802027</text:p>
          </table:table-cell>
          <table:table-cell office:value-type="string">
            <text:p>[UPDATE], AverageLatency(us), 68765.20194038808</text:p>
          </table:table-cell>
          <table:table-cell/>
          <table:table-cell office:value-type="string">
            <text:p>[READ], AverageLatency(us), 6328.53749250149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2083.3333333333335</text:p>
          </table:table-cell>
          <table:table-cell office:value-type="string">
            <text:p>[UPDATE], AverageLatency(us), 66126.88637727546</text:p>
          </table:table-cell>
          <table:table-cell/>
          <table:table-cell office:value-type="string">
            <text:p>[READ], AverageLatency(us), 6405.349330133973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3">
          <table:table-cell office:value-type="string">
            <text:p>workloadb </text:p>
          </table:table-cell>
          <table:table-cell table:number-columns-repeated="27"/>
        </table:table-row>
        <table:table-row table:style-name="ro3">
          <table:table-cell office:value-type="string">
            <text:p>[OVERALL], Throughput(ops/sec), 678.2649981347713</text:p>
          </table:table-cell>
          <table:table-cell office:value-type="string">
            <text:p>[UPDATE], AverageLatency(us), 33047.09188660802</text:p>
          </table:table-cell>
          <table:table-cell/>
          <table:table-cell office:value-type="string">
            <text:p>[READ], AverageLatency(us), 2597.569373452073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950.2090459901178</text:p>
          </table:table-cell>
          <table:table-cell office:value-type="string">
            <text:p>[UPDATE], AverageLatency(us), 36020.3316168898</text:p>
          </table:table-cell>
          <table:table-cell/>
          <table:table-cell office:value-type="string">
            <text:p>[READ], AverageLatency(us), 2927.5337642545587</text:p>
          </table:table-cell>
          <table:table-cell table:number-columns-repeated="24"/>
        </table:table-row>
        <table:table-row table:style-name="ro1">
          <table:table-cell office:value-type="string">
            <text:p>[OVERALL], Throughput(ops/sec), 1405.3826154170472</text:p>
          </table:table-cell>
          <table:table-cell office:value-type="string">
            <text:p>[UPDATE], AverageLatency(us), 42038.11156601842</text:p>
          </table:table-cell>
          <table:table-cell/>
          <table:table-cell office:value-type="string">
            <text:p>[READ], AverageLatency(us), 4176.454344740577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1830.1610541727673</text:p>
          </table:table-cell>
          <table:table-cell office:value-type="string">
            <text:p>[UPDATE], AverageLatency(us), 43686.87452830189</text:p>
          </table:table-cell>
          <table:table-cell/>
          <table:table-cell office:value-type="string">
            <text:p>[READ], AverageLatency(us), 3704.53822597676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3336.1134278565473</text:p>
          </table:table-cell>
          <table:table-cell office:value-type="string">
            <text:p>[UPDATE], AverageLatency(us), 50458.60638297872</text:p>
          </table:table-cell>
          <table:table-cell/>
          <table:table-cell office:value-type="string">
            <text:p>[READ], AverageLatency(us), 3627.3817357376356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4577.706569008927</text:p>
          </table:table-cell>
          <table:table-cell office:value-type="string">
            <text:p>[UPDATE], AverageLatency(us), 52506.2553816047</text:p>
          </table:table-cell>
          <table:table-cell/>
          <table:table-cell office:value-type="string">
            <text:p>[READ], AverageLatency(us), 3533.7326377911268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5235.602094240838</text:p>
          </table:table-cell>
          <table:table-cell office:value-type="string">
            <text:p>[UPDATE], AverageLatency(us), 59620.83026188167</text:p>
          </table:table-cell>
          <table:table-cell/>
          <table:table-cell office:value-type="string">
            <text:p>[READ], AverageLatency(us), 4873.186409404819</text:p>
          </table:table-cell>
          <table:table-cell table:number-columns-repeated="24"/>
        </table:table-row>
        <table:table-row table:style-name="ro3">
          <table:table-cell office:value-type="string">
            <text:p>[OVERALL], Throughput(ops/sec), 6337.135614702154</text:p>
          </table:table-cell>
          <table:table-cell office:value-type="string">
            <text:p>[UPDATE], AverageLatency(us), 58819.72541382668</text:p>
          </table:table-cell>
          <table:table-cell/>
          <table:table-cell office:value-type="string">
            <text:p>[READ], AverageLatency(us), 4100.832077162283</text:p>
          </table:table-cell>
          <table:table-cell table:number-columns-repeated="24"/>
        </table:table-row>
        <table:table-row table:style-name="ro1">
          <table:table-cell office:value-type="string">
            <text:p>[OVERALL], Throughput(ops/sec), 8980.69151324652</text:p>
          </table:table-cell>
          <table:table-cell office:value-type="string">
            <text:p>[UPDATE], AverageLatency(us), 47165.67028627838</text:p>
          </table:table-cell>
          <table:table-cell/>
          <table:table-cell office:value-type="string">
            <text:p>[READ], AverageLatency(us), 1787.7283404434613</text:p>
          </table:table-cell>
          <table:table-cell table:number-columns-repeated="24"/>
        </table:table-row>
        <table:table-row table:style-name="ro1" table:number-rows-repeated="104821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Lazaro</meta:initial-creator>
    <meta:creation-date>2013-09-19T14:20:00</meta:creation-date>
    <dc:date>2013-10-04T17:55:35</dc:date>
    <dc:creator>Mario Lazaro</dc:creator>
    <meta:editing-duration>P4DT3H57M11S</meta:editing-duration>
    <meta:editing-cycles>6</meta:editing-cycles>
    <meta:generator>LibreOffice/3.5$Linux_X86_64 LibreOffice_project/350m1$Build-2</meta:generator>
    <meta:document-statistic meta:table-count="3" meta:cell-count="47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83cm" svg:height="4.224cm" xlink:href=".." xlink:type="simple" chart:class="chart:bar" chart:style-name="ch1">
        <chart:legend svg:x="34.65cm" svg:y="12.1cm" style:legend-expansion="custom" chartooo:width="57.759cm" chartooo:height="27.481cm" style:legend-expansion-aspect-ratio="2.10177941122958" chart:style-name="ch2"/>
        <chart:plot-area chart:style-name="ch3" table:cell-range-address="Sheet1.A9:Sheet1.A9" chart:data-source-has-labels="both" svg:x="-0.107cm" svg:y="0.185cm" svg:width="10.922cm" svg:height="3.751cm">
          <chartooo:coordinate-region svg:x="0.514cm" svg:y="0.384cm" svg:width="10.301cm" svg:height="3.3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use-zero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plot-area chart:style-name="ch2" table:cell-range-address="Sheet1.B9:Sheet1.G10" chart:data-source-has-labels="row" svg:x="0.77cm" svg:y="0.855cm" svg:width="12.604cm" svg:height="7.545cm">
          <chartooo:coordinate-region svg:x="1.762cm" svg:y="1.054cm" svg:width="11.425cm" svg:height="6.699cm"/>
          <chart:axis chart:dimension="x" chart:name="primary-x" chart:style-name="ch3" chartooo:axis-type="auto">
            <chartooo:date-scale/>
            <chart:title svg:x="5.626cm" svg:y="8.44cm" chart:style-name="ch4">
              <text:p>Number of Threads</text:p>
            </chart:title>
            <chart:categories table:cell-range-address="Sheet1.B9:Sheet1.G9"/>
          </chart:axis>
          <chart:axis chart:dimension="y" chart:name="primary-y" chart:style-name="ch5">
            <chart:title svg:x="0cm" svg:y="6.206cm" chart:style-name="ch6">
              <text:p>Elements per second</text:p>
            </chart:title>
            <chart:grid chart:style-name="ch7" chart:class="major"/>
          </chart:axis>
          <chart:series chart:style-name="ch8" chart:values-cell-range-address="Sheet1.B10:Sheet1.G10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9:Sheet1.G9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508">
                <text:p>1508</text:p>
                <draw:g>
                  <svg:desc>Sheet1.B10:Sheet1.G10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5181">
                <text:p>5181</text:p>
              </table:table-cell>
              <table:table-cell office:value-type="float" office:value="5143">
                <text:p>5143</text:p>
              </table:table-cell>
              <table:table-cell office:value-type="float" office:value="5424">
                <text:p>5424</text:p>
              </table:table-cell>
              <table:table-cell office:value-type="float" office:value="5324">
                <text:p>5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7.633cm" xlink:href=".." xlink:type="simple" chart:class="chart:bar" chart:style-name="ch1">
        <chart:plot-area chart:style-name="ch2" table:cell-range-address="Sheet1.A46:Sheet1.B49" chart:data-source-has-labels="column" svg:x="1.285cm" svg:y="0.829cm" svg:width="14.029cm" svg:height="6.049cm">
          <chartooo:coordinate-region svg:x="2.277cm" svg:y="1.028cm" svg:width="13.037cm" svg:height="5.203cm"/>
          <chart:axis chart:dimension="x" chart:name="primary-x" chart:style-name="ch3" chartooo:axis-type="auto">
            <chartooo:date-scale/>
            <chart:title svg:x="6.76cm" svg:y="7.03cm" chart:style-name="ch4">
              <text:p>Compression Codec</text:p>
            </chart:title>
            <chart:categories table:cell-range-address="Sheet1.A46:Sheet1.A49"/>
          </chart:axis>
          <chart:axis chart:dimension="y" chart:name="primary-y" chart:style-name="ch5">
            <chart:title svg:x="0.405cm" svg:y="5.061cm" chart:style-name="ch6">
              <text:p>Total Time (sec)</text:p>
            </chart:title>
            <chart:grid chart:style-name="ch7" chart:class="major"/>
          </chart:axis>
          <chart:series chart:style-name="ch8" chart:values-cell-range-address="Sheet1.B46:Sheet1.B4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 Compression</text:p>
                <draw:g>
                  <svg:desc>Sheet1.A46:Sheet1.A49</svg:desc>
                </draw:g>
              </table:table-cell>
              <table:table-cell office:value-type="float" office:value="2996">
                <text:p>2996</text:p>
                <draw:g>
                  <svg:desc>Sheet1.B46:Sheet1.B49</svg:desc>
                </draw:g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879">
                <text:p>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3.952cm" style:legend-expansion="high" chart:style-name="ch2"/>
        <chart:plot-area chart:style-name="ch3" table:cell-range-address="Sheet1.B56:Sheet1.B57 Sheet1.B49:Sheet1.B49 Sheet1.B51:Sheet1.B51" chart:data-source-has-labels="row" svg:x="1.331cm" svg:y="0.855cm" svg:width="11.554cm" svg:height="6.984cm">
          <chartooo:coordinate-region svg:x="2.138cm" svg:y="1.054cm" svg:width="10.747cm" svg:height="6.586cm"/>
          <chart:axis chart:dimension="x" chart:name="primary-x" chart:style-name="ch4">
            <chart:title svg:x="5.648cm" svg:y="8.019cm" chart:style-name="ch5">
              <text:p>Number of Regions</text:p>
            </chart:title>
          </chart:axis>
          <chart:axis chart:dimension="y" chart:name="primary-y" chart:style-name="ch6">
            <chart:title svg:x="0.451cm" svg:y="5.555cm" chart:style-name="ch7">
              <text:p>Total Time (sec)</text:p>
            </chart:title>
            <chart:grid chart:style-name="ch8" chart:class="major"/>
          </chart:axis>
          <chart:series chart:style-name="ch9" chart:values-cell-range-address="Sheet1.B49:Sheet1.B49" chart:label-cell-address="Sheet1.B56:Sheet1.B56" chart:class="chart:bar">
            <chart:data-point/>
          </chart:series>
          <chart:series chart:style-name="ch10" chart:values-cell-range-address="Sheet1.B51:Sheet1.B51" chart:label-cell-address="Sheet1.B57:Sheet1.B5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Region</text:p>
                <draw:g>
                  <svg:desc>Sheet1.B56:Sheet1.B56</svg:desc>
                </draw:g>
              </table:table-cell>
              <table:table-cell office:value-type="string">
                <text:p>24 Regions</text:p>
                <draw:g>
                  <svg:desc>Sheet1.B57:Sheet1.B5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79">
                <text:p>879</text:p>
                <draw:g>
                  <svg:desc>Sheet1.B49:Sheet1.B49</svg:desc>
                </draw:g>
              </table:table-cell>
              <table:table-cell office:value-type="float" office:value="840">
                <text:p>840</text:p>
                <draw:g>
                  <svg:desc>Sheet1.B51:Sheet1.B5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svg:x="10.51cm" svg:y="3.554cm" style:legend-expansion="custom" chartooo:width="5.281cm" chartooo:height="1.889cm" style:legend-expansion-aspect-ratio="2.79565907887771" chart:style-name="ch2"/>
        <chart:plot-area chart:style-name="ch3" table:cell-range-address="Sheet1.B67:Sheet1.B68 Sheet1.B51:Sheet1.B52" chart:data-source-has-labels="row" svg:x="1.331cm" svg:y="0.854cm" svg:width="8.538cm" svg:height="7.543cm">
          <chartooo:coordinate-region svg:x="2.138cm" svg:y="1.053cm" svg:width="7.731cm" svg:height="7.145cm"/>
          <chart:axis chart:dimension="x" chart:name="primary-x" chart:style-name="ch4"/>
          <chart:axis chart:dimension="y" chart:name="primary-y" chart:style-name="ch5">
            <chart:title svg:x="0.451cm" svg:y="5.833cm" chart:style-name="ch6">
              <text:p>Total Time (sec)</text:p>
            </chart:title>
            <chart:grid chart:style-name="ch7" chart:class="major"/>
          </chart:axis>
          <chart:series chart:style-name="ch8" chart:values-cell-range-address="Sheet1.B51:Sheet1.B51" chart:label-cell-address="Sheet1.B67:Sheet1.B67" chart:class="chart:bar">
            <chart:data-point/>
          </chart:series>
          <chart:series chart:style-name="ch9" chart:values-cell-range-address="Sheet1.B52:Sheet1.B52" chart:label-cell-address="Sheet1.B68:Sheet1.B68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 Regions without PreSampling</text:p>
                <draw:g>
                  <svg:desc>Sheet1.B67:Sheet1.B67</svg:desc>
                </draw:g>
              </table:table-cell>
              <table:table-cell office:value-type="string">
                <text:p>24 Regions with PreSampling</text:p>
                <draw:g>
                  <svg:desc>Sheet1.B68:Sheet1.B6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40">
                <text:p>840</text:p>
                <draw:g>
                  <svg:desc>Sheet1.B51:Sheet1.B51</svg:desc>
                </draw:g>
              </table:table-cell>
              <table:table-cell office:value-type="float" office:value="552">
                <text:p>552</text:p>
                <draw:g>
                  <svg:desc>Sheet1.B52:Sheet1.B5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8cm" xlink:href=".." xlink:type="simple" chart:class="chart:bar" chart:style-name="ch1">
        <chart:legend chart:legend-position="end" svg:x="12.516cm" svg:y="3.707cm" style:legend-expansion="high" chart:style-name="ch2"/>
        <chart:plot-area chart:style-name="ch3" table:cell-range-address="Sheet1.B71:Sheet1.B73 Sheet1.B52:Sheet1.B54" chart:data-source-has-labels="row" svg:x="1.331cm" svg:y="0.855cm" svg:width="10.545cm" svg:height="6.992cm">
          <chartooo:coordinate-region svg:x="2.138cm" svg:y="1.054cm" svg:width="9.738cm" svg:height="6.594cm"/>
          <chart:axis chart:dimension="x" chart:name="primary-x" chart:style-name="ch4">
            <chart:title svg:x="5.315cm" svg:y="8.027cm" chart:style-name="ch5">
              <text:p>HDFS Block Size</text:p>
            </chart:title>
          </chart:axis>
          <chart:axis chart:dimension="y" chart:name="primary-y" chart:style-name="ch6">
            <chart:title svg:x="0.451cm" svg:y="6.313cm" chart:style-name="ch7">
              <text:p>Total Execution Time (sec)</text:p>
            </chart:title>
            <chart:grid chart:style-name="ch8" chart:class="major"/>
          </chart:axis>
          <chart:series chart:style-name="ch9" chart:values-cell-range-address="Sheet1.B52:Sheet1.B52" chart:label-cell-address="Sheet1.B71:Sheet1.B71" chart:class="chart:bar">
            <chart:data-point/>
          </chart:series>
          <chart:series chart:style-name="ch10" chart:values-cell-range-address="Sheet1.B53:Sheet1.B53" chart:label-cell-address="Sheet1.B72:Sheet1.B72" chart:class="chart:bar">
            <chart:data-point/>
          </chart:series>
          <chart:series chart:style-name="ch11" chart:values-cell-range-address="Sheet1.B54:Sheet1.B54" chart:label-cell-address="Sheet1.B73:Sheet1.B7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MB block size</text:p>
                <draw:g>
                  <svg:desc>Sheet1.B71:Sheet1.B71</svg:desc>
                </draw:g>
              </table:table-cell>
              <table:table-cell office:value-type="string">
                <text:p>128MB block size</text:p>
                <draw:g>
                  <svg:desc>Sheet1.B72:Sheet1.B72</svg:desc>
                </draw:g>
              </table:table-cell>
              <table:table-cell office:value-type="string">
                <text:p>256MB block size</text:p>
                <draw:g>
                  <svg:desc>Sheet1.B73:Sheet1.B7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52">
                <text:p>552</text:p>
                <draw:g>
                  <svg:desc>Sheet1.B52:Sheet1.B52</svg:desc>
                </draw:g>
              </table:table-cell>
              <table:table-cell office:value-type="float" office:value="524">
                <text:p>524</text:p>
                <draw:g>
                  <svg:desc>Sheet1.B53:Sheet1.B53</svg:desc>
                </draw:g>
              </table:table-cell>
              <table:table-cell office:value-type="float" office:value="820">
                <text:p>820</text:p>
                <draw:g>
                  <svg:desc>Sheet1.B54:Sheet1.B5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8.981cm" xlink:href=".." xlink:type="simple" chart:class="chart:line" chart:style-name="ch1">
        <chart:plot-area chart:style-name="ch2" table:cell-range-address="Sheet1.A102:Sheet1.A106 Sheet1.D101:Sheet1.D106" chart:data-source-has-labels="both" svg:x="0.949cm" svg:y="0.691cm" svg:width="14.584cm" svg:height="7.529cm">
          <chartooo:coordinate-region svg:x="1.861cm" svg:y="0.89cm" svg:width="12.652cm" svg:height="6.683cm"/>
          <chart:axis chart:dimension="x" chart:name="primary-x" chart:style-name="ch3" chartooo:axis-type="auto">
            <chartooo:date-scale/>
            <chart:title svg:x="7.046cm" svg:y="8.399cm" chart:style-name="ch4">
              <text:p>Random Reads</text:p>
            </chart:title>
            <chart:categories table:cell-range-address="Sheet1.A102:Sheet1.A106"/>
          </chart:axis>
          <chart:axis chart:dimension="y" chart:name="primary-y" chart:style-name="ch5">
            <chart:title svg:x="0.07cm" svg:y="6.02cm" chart:style-name="ch6">
              <text:p>Execution Time (sec)</text:p>
            </chart:title>
            <chart:grid chart:style-name="ch7" chart:class="major"/>
          </chart:axis>
          <chart:series chart:style-name="ch8" chart:values-cell-range-address="Sheet1.D102:Sheet1.D106" chart:label-cell-address="Sheet1.D101:Sheet1.D10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ec)</text:p>
                <draw:g>
                  <svg:desc>Sheet1.D101:Sheet1.D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Row Key</text:p>
                <draw:g>
                  <svg:desc>Sheet1.A102:Sheet1.A106</svg:desc>
                </draw:g>
              </table:table-cell>
              <table:table-cell office:value-type="float" office:value="0.009">
                <text:p>0.009</text:p>
                <draw:g>
                  <svg:desc>Sheet1.D102:Sheet1.D106</svg:desc>
                </draw:g>
              </table:table-cell>
            </table:table-row>
            <table:table-row>
              <table:table-cell office:value-type="string">
                <text:p>5 Row Keys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 Row Keys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 Row Keys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0 Row Keys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56:Sheet1.B259" chart:data-source-has-labels="column" svg:x="0.77cm" svg:y="0.855cm" svg:width="11.738cm" svg:height="7.545cm">
          <chartooo:coordinate-region svg:x="1.908cm" svg:y="1.054cm" svg:width="9.566cm" svg:height="6.699cm"/>
          <chart:axis chart:dimension="x" chart:name="primary-x" chart:style-name="ch4" chartooo:axis-type="auto">
            <chartooo:date-scale/>
            <chart:categories table:cell-range-address="Sheet1.A256:Sheet1.A2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6:Sheet1.B259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 ops / sec</text:p>
                <draw:g>
                  <svg:desc>Sheet1.A256:Sheet1.A259</svg:desc>
                </draw:g>
              </table:table-cell>
              <table:table-cell office:value-type="float" office:value="36.6852291247244">
                <text:p>36.6852291247244</text:p>
                <draw:g>
                  <svg:desc>Sheet1.B256:Sheet1.B259</svg:desc>
                </draw:g>
              </table:table-cell>
            </table:table-row>
            <table:table-row>
              <table:table-cell office:value-type="string">
                <text:p>4000 ops/ sec</text:p>
              </table:table-cell>
              <table:table-cell office:value-type="float" office:value="38.775237242471">
                <text:p>38.775237242471</text:p>
              </table:table-cell>
            </table:table-row>
            <table:table-row>
              <table:table-cell office:value-type="string">
                <text:p>6000 ops /sec </text:p>
              </table:table-cell>
              <table:table-cell office:value-type="float" office:value="40.2844813971481">
                <text:p>40.2844813971481</text:p>
              </table:table-cell>
            </table:table-row>
            <table:table-row>
              <table:table-cell office:value-type="string">
                <text:p>7400 ops/sec</text:p>
              </table:table-cell>
              <table:table-cell office:value-type="float" office:value="24.5967234228072">
                <text:p>24.5967234228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0" chart:maximum="2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6cm" svg:height="17.584cm" xlink:href=".." xlink:type="simple" chart:class="chart:scatter" chart:style-name="ch1">
        <chart:title svg:x="9.287cm" svg:y="0.487cm" chart:style-name="ch2">
          <text:p>Load phase, [INSERT]</text:p>
        </chart:title>
        <chart:legend chart:legend-position="end" svg:x="18.674cm" svg:y="7.746cm" style:legend-expansion="high" chart:style-name="ch3"/>
        <chart:plot-area chart:style-name="ch4" table:cell-range-address="Sheet1.J241:Sheet1.L241 Sheet1.J231:Sheet1.J231 Sheet1.J242:Sheet1.J245 Sheet1.L242:Sheet1.L244" chart:data-source-has-labels="both" svg:x="1.474cm" svg:y="2.319cm" svg:width="16.274cm" svg:height="13.933cm">
          <chartooo:coordinate-region svg:x="2.095cm" svg:y="2.518cm" svg:width="15.188cm" svg:height="13.087cm"/>
          <chart:axis chart:dimension="x" chart:name="primary-x" chart:style-name="ch5" chartooo:axis-type="auto">
            <chart:title svg:x="8.019cm" svg:y="16.603cm" chart:style-name="ch6">
              <text:p>Throughput (ops/sec)</text:p>
            </chart:title>
            <chart:categories table:cell-range-address="Sheet1.J231:Sheet1.J231"/>
            <chart:grid chart:style-name="ch7" chart:class="major"/>
          </chart:axis>
          <chart:axis chart:dimension="y" chart:name="primary-y" chart:style-name="ch8">
            <chart:title svg:x="0.451cm" svg:y="10.864cm" chart:style-name="ch9">
              <text:p>Average latency (ms)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L241:Sheet1.L241" chart:label-cell-address="Sheet1.J241:Sheet1.J241" chart:class="chart:scatter">
            <chart:domain table:cell-range-address="Sheet1.K241:Sheet1.K241"/>
            <chart:data-point/>
          </chart:series>
          <chart:series chart:style-name="ch11" chart:values-cell-range-address="Sheet1.L242:Sheet1.L242" chart:label-cell-address="Sheet1.J242:Sheet1.J242" chart:class="chart:scatter">
            <chart:domain table:cell-range-address="Sheet1.K242:Sheet1.K242"/>
            <chart:data-point/>
          </chart:series>
          <chart:series chart:style-name="ch12" chart:values-cell-range-address="Sheet1.L243:Sheet1.L243" chart:label-cell-address="Sheet1.J243:Sheet1.J243" chart:class="chart:scatter">
            <chart:domain table:cell-range-address="Sheet1.K243:Sheet1.K243"/>
            <chart:data-point/>
          </chart:series>
          <chart:series chart:style-name="ch13" chart:values-cell-range-address="Sheet1.L244:Sheet1.L244" chart:label-cell-address="Sheet1.J244:Sheet1.J245" chart:class="chart:scatter">
            <chart:domain table:cell-range-address="Sheet1.K244:Sheet1.K244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231:Sheet1.J2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486.7768895986">
                <text:p>13486.7768895986</text:p>
                <draw:g>
                  <svg:desc>Sheet1.K241:Sheet1.K241</svg:desc>
                </draw:g>
              </table:table-cell>
            </table:table-row>
            <table:table-row>
              <table:table-cell office:value-type="string">
                <text:p>Hbase</text:p>
                <draw:g>
                  <svg:desc>Sheet1.J241:Sheet1.J241</svg:desc>
                </draw:g>
              </table:table-cell>
              <table:table-cell office:value-type="float" office:value="0.73494141">
                <text:p>0.73494141</text:p>
                <draw:g>
                  <svg:desc>Sheet1.L241:Sheet1.L2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610.6116942">
                <text:p>19610.6116942</text:p>
                <draw:g>
                  <svg:desc>Sheet1.K242:Sheet1.K242</svg:desc>
                </draw:g>
              </table:table-cell>
            </table:table-row>
            <table:table-row>
              <table:table-cell office:value-type="string">
                <text:p>Hbase built-in PreSplit</text:p>
                <draw:g>
                  <svg:desc>Sheet1.J242:Sheet1.J242</svg:desc>
                </draw:g>
              </table:table-cell>
              <table:table-cell office:value-type="float" office:value="0.5027690542">
                <text:p>0.5027690542</text:p>
                <draw:g>
                  <svg:desc>Sheet1.L242:Sheet1.L2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356.7728000945">
                <text:p>20356.7728000945</text:p>
                <draw:g>
                  <svg:desc>Sheet1.K243:Sheet1.K243</svg:desc>
                </draw:g>
              </table:table-cell>
            </table:table-row>
            <table:table-row>
              <table:table-cell office:value-type="string">
                <text:p>Hbase own Presplit Tool</text:p>
                <draw:g>
                  <svg:desc>Sheet1.J243:Sheet1.J243</svg:desc>
                </draw:g>
              </table:table-cell>
              <table:table-cell office:value-type="float" office:value="0.4839862283">
                <text:p>0.4839862283</text:p>
                <draw:g>
                  <svg:desc>Sheet1.L243:Sheet1.L2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94.78767844565">
                <text:p>1394.78767844565</text:p>
                <draw:g>
                  <svg:desc>Sheet1.K244:Sheet1.K244</svg:desc>
                </draw:g>
              </table:table-cell>
            </table:table-row>
            <table:table-row>
              <table:table-cell office:value-type="string">
                <text:p>MySQL</text:p>
                <text:list>
                  <text:list-item>
                    <text:p>MySQL</text:p>
                  </text:list-item>
                  <text:list-item>
                    <text:p/>
                  </text:list-item>
                </text:list>
                <draw:g>
                  <svg:desc>Sheet1.J244:Sheet1.J245</svg:desc>
                </draw:g>
              </table:table-cell>
              <table:table-cell office:value-type="float" office:value="67.79848477">
                <text:p>67.79848477</text:p>
                <draw:g>
                  <svg:desc>Sheet1.L244:Sheet1.L24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